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loext:graphic-properties draw:fill-color="#ffffff"/>
      <style:text-properties fo:color="#808080" fo:font-size="48pt" fo:text-shadow="1pt 1pt" style:font-size-asian="32pt" style:font-size-complex="32pt"/>
    </style:style>
    <style:style style:name="P2" style:family="paragraph">
      <loext:graphic-properties draw:fill-color="#ffffff"/>
    </style:style>
    <style:style style:name="T1" style:family="text">
      <style:text-properties fo:color="#808080" fo:font-size="48pt" fo:text-shadow="1pt 1pt" style:font-size-asian="32pt" style:font-size-complex="32pt"/>
    </style:style>
    <style:style style:name="T2" style:family="text">
      <style:text-properties style:use-window-font-color="true" fo:font-size="28pt" fo:text-shadow="none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18-04-09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virtual environments</text:span></text:p>
            <text:p><text:span text:style-name="T1"/></text:p>
            <text:p><text:span text:style-name="T2">how not to stuff up your syst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you may not be admin on your machine</text:p>
              </text:list-item>
              <text:list-item>
                <text:p>libraries on machine are outdated</text:p>
                <text:list>
                  <text:list-item>
                    <text:p>distros are quite often a bit conservative</text:p>
                  </text:list-item>
                </text:list>
              </text:list-item>
              <text:list-item>
                <text:p>don't want to jeopardize existing software that rely on specific ver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?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virtualenv module</text:p>
                <text:list>
                  <text:list-item>
                    <text:p>light-weight Python module</text:p>
                  </text:list-item>
                  <text:list-item>
                    <text:p><text:a xlink:href="https://pypi.org/project/virtualenv/" xlink:type="simple">https://pypi.org/project/virtualenv/</text:a></text:p>
                  </text:list-item>
                  <text:list-item>
                    <text:p>relies on python tools like pip</text:p>
                  </text:list-item>
                </text:list>
              </text:list-item>
              <text:list-item>
                <text:p>anaconda</text:p>
                <text:list>
                  <text:list-item>
                    <text:p>500+MB download</text:p>
                  </text:list-item>
                  <text:list-item>
                    <text:p><text:a xlink:href="https://www.anaconda.com/" xlink:type="simple">https://www.anaconda.com/</text:a></text:p>
                  </text:list-item>
                  <text:list-item>
                    <text:p>Python and R packages - precompiled/optimized</text:p>
                  </text:list-item>
                  <text:list-item>
                    <text:p>conda package and environment manager</text:p>
                  </text:list-item>
                  <text:list-item>
                    <text:p>data science focuss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rtualenv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install (apt-get)</text:p>
                <text:list>
                  <text:list-header>
                    <text:p>sudo apt-get intall virtualenv</text:p>
                  </text:list-header>
                </text:list>
              </text:list-item>
              <text:list-item>
                <text:p>install (manuall)</text:p>
                <text:list>
                  <text:list-header>
                    <text:p>pip install virtualenv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rualenv (2)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create environment</text:p>
                <text:list>
                  <text:list-header>
                    <text:p>virtualenv -p &lt;PYTHONEXEC&gt; &lt;DESTDIR&gt;</text:p>
                  </text:list-header>
                </text:list>
              </text:list-item>
              <text:list-item>
                <text:p>“-p” installs the specified executable as default interpreter, i.e., “python3.5” becomes “python”</text:p>
              </text:list-item>
              <text:list-item>
                <text:p>by default installs: pip, wheel, setuptools etc</text:p>
              </text:list-item>
              <text:list-item>
                <text:p>directory structure is platform dependent</text:p>
                <text:list>
                  <text:list-item>
                    <text:p>Linux: bin, include, lib, share</text:p>
                  </text:list-item>
                  <text:list-item>
                    <text:p>Windows: Include, Lib, Scripts, 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rtualenv (3)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using a virtual environment</text:p>
                <text:list>
                  <text:list-item>
                    <text:p>simply use absolute paths to the executables</text:p>
                    <text:list>
                      <text:list-item>
                        <text:p>eg &lt;DESTDIR&gt;/bin/python myscript.py</text:p>
                      </text:list-item>
                    </text:list>
                  </text:list-item>
                  <text:list-item>
                    <text:p>use the “activate” script to activate an environment</text:p>
                    <text:list>
                      <text:list-item>
                        <text:p>Linux: source activate</text:p>
                      </text:list-item>
                      <text:list-item>
                        <text:p>Windows: activate</text:p>
                      </text:list-item>
                    </text:list>
                  </text:list-item>
                  <text:list-item>
                    <text:p>you may have a “deactivate” script</text:p>
                  </text:list-item>
                </text:list>
              </text:list-item>
              <text:list-item>
                <text:p>deleting an environment</text:p>
                <text:list>
                  <text:list-item>
                    <text:p>just delete the directory &lt;DESTDIR&gt;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aconda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ndalone Python environment</text:p>
              </text:list-item>
              <text:list-item>
                <text:p>comes with lots of packages pre-installed</text:p>
              </text:list-item>
              <text:list-item>
                <text:p>custom package/environment manager</text:p>
                <text:list>
                  <text:list-header>
                    <text:p>conda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aconda (2)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info on environments</text:p>
                <text:list>
                  <text:list-header>
                    <text:p>conda info --envs</text:p>
                  </text:list-header>
                </text:list>
              </text:list-item>
              <text:list-item>
                <text:p>create an environment</text:p>
                <text:list>
                  <text:list-header>
                    <text:p>conda -p PYEXEC -n NAME &lt;pkg1&gt; &lt;pkg2&gt; ...</text:p>
                  </text:list-header>
                </text:list>
              </text:list-item>
              <text:list-item>
                <text:p>install packages</text:p>
                <text:list>
                  <text:list-header>
                    <text:p>conda install [-n NAME] &lt;pkg1&gt; &lt;pkg2&gt; ...</text:p>
                  </text:list-header>
                </text:list>
              </text:list-item>
              <text:list-item>
                <text:p>activate environment</text:p>
                <text:list>
                  <text:list-item>
                    <text:p>Windows: activate NAME</text:p>
                  </text:list-item>
                  <text:list-item>
                    <text:p>Linux/Mac: source activate NAME</text:p>
                  </text:list-item>
                </text:list>
              </text:list-item>
              <text:list-item>
                <text:p>deactivate environment</text:p>
                <text:list>
                  <text:list-item>
                    <text:p>Windows: deactivate NAME</text:p>
                  </text:list-item>
                  <text:list-item>
                    <text:p>Linux/Mac: source deactivate NAME</text:p>
                  </text:list-item>
                </text:list>
              </text:list-item>
              <text:list-item>
                <text:p>delete an environment</text:p>
                <text:list>
                  <text:list-header>
                    <text:p>conda remove -n NAME --all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pilog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re-compiled binaries for Windows</text:p>
                <text:list>
                  <text:list-header>
                    <text:p><text:a xlink:href="https://www.lfd.uci.edu/~gohlke/pythonlibs/" xlink:type="simple">https://www.lfd.uci.edu/~gohlke/pythonlibs/</text:a></text:p>
                  </text:list-header>
                </text:list>
              </text:list-item>
              <text:list-item>
                <text:p>“unofficial” binaries</text:p>
              </text:list-item>
              <text:list-item>
                <text:p>mainly scientific o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7T21:15:25</meta:creation-date>
    <dc:date>2018-04-09T13:43:26.731550472</dc:date>
    <meta:editing-duration>PT22H38M52S</meta:editing-duration>
    <meta:editing-cycles>44</meta:editing-cycles>
    <meta:generator>LibreOffice/5.1.6.2$Linux_X86_64 LibreOffice_project/10m0$Build-2</meta:generator>
    <dc:creator>Peter Reutemann</dc:creator>
    <meta:document-statistic meta:object-count="56"/>
  </office:meta>
</office:document-meta>
</file>